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ひゅおえええええええええぇぇぇぇぇっ！！！</text:p>
          </table:table-cell>
          <table:table-cell table:style-name="ce0" office:value-type="string">
            <text:p>Falling into bandit prison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yueeeeeeeeehhhh!!! 
</text:p>
          </table:table-cell>
          <table:table-cell table:style-name="ce0" office:value-type="string">
            <text:p>Hyueeeeeeeeehhhh!!!</text:p>
          </table:table-cell>
          <table:table-cell table:number-columns-repeated="1019"/>
        </table:table-row>
        <table:table-row>
          <table:table-cell table:style-name="ce0" office:value-type="string">
            <text:p>あえて侵入経路を設置し、そこに罠を仕掛ける
ことで、効率よく侵入者を捕縛することができる
というわけ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y set up an ideal entrance for intruders, and then laid a trap in it. What an efficient way to make sure all trespassers get caught. 
</text:p>
          </table:table-cell>
          <table:table-cell table:style-name="ce0" office:value-type="string">
            <text:p>They set up an ideal entrance for intruders, and
then laid a trap in it, creating a highly efficient
way to make sure all trespassers get caught.</text:p>
          </table:table-cell>
          <table:table-cell table:number-columns-repeated="1019"/>
        </table:table-row>
        <table:table-row>
          <table:table-cell table:style-name="ce0" office:value-type="string">
            <text:p>これを機に、以後このようなミスを犯すことの
ないよう、我々は十分に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’ll have to treat this as a learning experience so we never fall for it again. 
</text:p>
          </table:table-cell>
          <table:table-cell table:style-name="ce0" office:value-type="string">
            <text:p>In order not to fall for something like this again,
we should take advantage of this opportunity—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8+02:00</meta:creation-date>
    <dc:date>2019-10-06T10:58:4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